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59049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 style:list-style-name="L1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59049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 style:list-style-name="L1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officeooo:paragraph-rsid="0026d10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 style:list-style-name="L1">
      <style:text-properties officeooo:paragraph-rsid="00259049"/>
    </style:style>
    <style:style style:name="P5" style:family="paragraph" style:parent-style-name="Title" style:master-page-name="First_20_Page">
      <style:paragraph-properties style:page-number="auto"/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34cca" officeooo:paragraph-rsid="00259049" style:font-size-asian="14pt" style:font-style-asian="normal" style:font-weight-asian="normal" style:font-size-complex="14pt" style:font-style-complex="normal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.5pt" style:font-size-asian="8.5pt" style:font-size-complex="8.5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style:paragraph-properties fo:text-align="justify" style:writing-mode="lr-tb"/>
    </style:style>
    <style:style style:name="T1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59049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Times New Roman3" fo:font-size="14pt" fo:letter-spacing="normal" fo:font-style="normal" style:text-underline-style="none" fo:font-weight="normal" officeooo:rsid="0026d10d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775d4"/>
    </style:style>
    <style:style style:name="T4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7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8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9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10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1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5" text:outline-level="1" text:is-list-header="true">Введение.</text:h>
      <text:p text:style-name="P1">В данной работе разрабатывается программное обеспечение для автоматической авторизации пользователей ОС Unix <text:span text:style-name="T3">по изображению лица</text:span>.</text:p>
      <text:p text:style-name="P1">Работа состоит из 5 частей:</text:p>
      <text:list xml:id="list660663973" text:style-name="L1">
        <text:list-item>
          <text:p text:style-name="P2">В первой главе «Анализ состояния вопроса» - проводится анализ аналогов. Так же проводится анализ предметной области;</text:p>
        </text:list-item>
        <text:list-item>
          <text:p text:style-name="P2">Во второй главе «Выбор и обоснование средств проектирования» - в качестве альтернатив рассматриваются такие языки программирования: C++, C#, Python, Delphi, Visual Basic; В качестве критериев взяты: Скорость работы, Удобство использования, Скорость разработки, Дружелюбность сообщества, Серьезность поддержки, Возможности языка, Простота компиляции и установки конечного ПО, Кроссплатформенность;</text:p>
        </text:list-item>
        <text:list-item>
          <text:p text:style-name="P4"><text:span text:style-name="T1">В третьей главе «Разработка «Программное обеспечение для автоматической авторизации пользователей ОС Unix»». Проводится описание </text:span><text:span text:style-name="T2">технологии разработки программного обеспечения. Проводится описание используемых математических методов.</text:span></text:p>
        </text:list-item>
        <text:list-item>
          <text:p text:style-name="P3">В четвертой главе «Проектирование и разработка алгоритмов и структур данных» - проводится анализ информационных потоков, разрабатывается структура программного комплекса, проектируется диаграмма классов. </text:p>
        </text:list-item>
        <text:list-item>
          <text:p text:style-name="P3">В пятой главе «Тестирование на модельных и реальных примерах» - Описание и анализ исключительных ситуаций; Исследование временных характеристик; Описание функцион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3" svg:font-family="'Times New Roman'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4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1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писок литературы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Список литературы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17:33:23</dc:date>
    <meta:editing-duration>PT06H55M08S</meta:editing-duration>
    <meta:editing-cycles>119</meta:editing-cycles>
    <meta:document-statistic meta:table-count="0" meta:image-count="0" meta:object-count="0" meta:page-count="1" meta:paragraph-count="8" meta:word-count="152" meta:character-count="1290"/>
    <meta:user-defined meta:name="Поле 1"/>
    <meta:user-defined meta:name="Поле 2"/>
    <meta:user-defined meta:name="Поле 3"/>
    <meta:user-defined meta:name="Поле 4"/>
  </office:meta>
</office:document-meta>
</file>